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C000001E17ECB79845AB3BF5F.png" manifest:media-type="image/png"/>
  <manifest:file-entry manifest:full-path="Pictures/100000010000042C000001E1D18388E6CD230B94.png" manifest:media-type="image/png"/>
  <manifest:file-entry manifest:full-path="Pictures/1000000100000387000001E149373E328AC1A2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c604" officeooo:paragraph-rsid="0017c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s:</text:p>
      <text:p text:style-name="P1"/>
      <text:p text:style-name="P1"><draw:frame draw:style-name="fr2" draw:name="Image1" text:anchor-type="char" svg:width="17cm" svg:height="9.054cm" draw:z-index="0"><draw:image xlink:href="Pictures/1000000100000387000001E149373E328AC1A2D1.png" xlink:type="simple" xlink:show="embed" xlink:actuate="onLoad" draw:mime-type="image/png"/></draw:frame><draw:frame draw:style-name="fr1" draw:name="Image2" text:anchor-type="char" svg:x="0cm" svg:y="9.684cm" svg:width="17cm" svg:height="7.655cm" draw:z-index="1"><draw:image xlink:href="Pictures/100000010000042C000001E1D18388E6CD230B94.png" xlink:type="simple" xlink:show="embed" xlink:actuate="onLoad" draw:mime-type="image/png"/></draw:frame><draw:frame draw:style-name="fr1" draw:name="Image3" text:anchor-type="char" svg:x="0.079cm" svg:y="18.018cm" svg:width="17cm" svg:height="7.655cm" draw:z-index="2"><draw:image xlink:href="Pictures/100000010000042C000001E17ECB79845AB3BF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2:14:17.875623018</meta:creation-date>
    <dc:date>2023-05-19T12:17:14.741869696</dc:date>
    <meta:editing-duration>PT2M57S</meta:editing-duration>
    <meta:editing-cycles>1</meta:editing-cycles>
    <meta:document-statistic meta:table-count="0" meta:image-count="3" meta:object-count="0" meta:page-count="1" meta:paragraph-count="1" meta:word-count="1" meta:character-count="8" meta:non-whitespace-character-count="8"/>
    <meta:generator>LibreOffice/7.3.6.2$Linux_X86_64 LibreOffice_project/30$Build-2</meta:generator>
  </office:meta>
</office:document-meta>
</file>